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524f" officeooo:paragraph-rsid="0011524f"/>
    </style:style>
    <style:style style:name="P2" style:family="paragraph" style:parent-style-name="Standard">
      <style:paragraph-properties fo:text-align="center" style:justify-single-word="false"/>
      <style:text-properties officeooo:rsid="0011524f" officeooo:paragraph-rsid="0011524f"/>
    </style:style>
    <style:style style:name="P3" style:family="paragraph" style:parent-style-name="Standard">
      <style:text-properties fo:font-style="italic" officeooo:rsid="0011524f" officeooo:paragraph-rsid="0011524f" style:font-style-asian="italic" style:font-style-complex="italic"/>
    </style:style>
    <style:style style:name="T1" style:family="text">
      <style:text-properties officeooo:rsid="0011524f"/>
    </style:style>
    <style:style style:name="T2" style:family="text">
      <style:text-properties officeooo:rsid="001334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Bounded</text:span> Integral</text:p>
      <text:p text:style-name="P2">by Sven Nilsen, 2020</text:p>
      <text:p text:style-name="P1"/>
      <text:p text:style-name="P3">In this paper I introduce a shorthand notation for bounded integrals.</text:p>
      <text:p text:style-name="P1"/>
      <text:p text:style-name="P1">A bounded integral `∫f` of a function `f` is defined as following:</text:p>
      <text:p text:style-name="P1"/>
      <text:p text:style-name="P1"><text:tab/>∫ f(x) dx =&gt; ∫f</text:p>
      <text:p text:style-name="P1"/>
      <text:p text:style-name="P1"><text:tab/>f : T → T</text:p>
      <text:p text:style-name="P1"><text:tab/>∫f : T ⨯ T → T<text:tab/><text:tab/>First argument is lower bound, second argument is upper bound</text:p>
      <text:p text:style-name="P1"/>
      <text:p text:style-name="P1">Some properties:</text:p>
      <text:p text:style-name="P1"/>
      <text:p text:style-name="P1"><text:tab/>(∫f)(a, a) = 0</text:p>
      <text:p text:style-name="P1"><text:tab/>(∫f)(a, b) + (∫f)(b, c) = (∫f)(a, c)</text:p>
      <text:p text:style-name="P1"><text:tab/>(∫f)(a, a + ε) = f(a)ε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2:58:53.484748000</meta:creation-date>
    <dc:date>2020-04-30T03:15:24.605623000</dc:date>
    <meta:editing-duration>PT6M21S</meta:editing-duration>
    <meta:editing-cycles>1</meta:editing-cycles>
    <meta:document-statistic meta:table-count="0" meta:image-count="0" meta:object-count="0" meta:page-count="1" meta:paragraph-count="11" meta:word-count="76" meta:character-count="366" meta:non-whitespace-character-count="294"/>
    <meta:generator>LibreOffice/5.1.2.2$MacOSX_X86_64 LibreOffice_project/d3bf12ecb743fc0d20e0be0c58ca359301eb705f</meta:generator>
  </office:meta>
</office:document-meta>
</file>